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color="#000000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1">
      <style:text-properties fo:color="#000000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81"/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50938a" fo:border="0.74pt solid #000000"/>
    </style:style>
    <style:style style:name="ce2" style:family="table-cell" style:parent-style-name="Default">
      <style:table-cell-properties fo:border="0.74pt solid #000000"/>
    </style:style>
    <style:style style:name="ce16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8000" fo:border="0.74pt solid #000000"/>
    </style:style>
    <style:style style:name="ce4" style:family="table-cell" style:parent-style-name="Default">
      <style:table-cell-properties fo:background-color="#ff4000" fo:border="0.74pt solid #000000"/>
    </style:style>
    <style:style style:name="ce5" style:family="table-cell" style:parent-style-name="Default">
      <style:table-cell-properties fo:background-color="#666666" fo:border="0.74pt solid #000000"/>
    </style:style>
    <style:style style:name="ce6" style:family="table-cell" style:parent-style-name="Default">
      <style:table-cell-properties fo:background-color="#999999" fo:border="0.74pt solid #000000"/>
    </style:style>
    <style:style style:name="ce7" style:family="table-cell" style:parent-style-name="Default">
      <style:table-cell-properties fo:background-color="#800080" fo:border="0.74pt solid #000000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Лист1" table:style-name="ta1">
        <table:shapes>
          <draw:frame draw:z-index="0" draw:name="https://lh7-rt.googleusercontent.com/docsz/AD_4nXdrdCeOc8In0TCa87xmz2rlVa9wLf9XB2GC58pwTnHVt-cBNHt0zsyMliiEcPgcXDV5Ddu1f4Es5807qbYyd1ZGgWG0B6wbpPYF55pk7aEGBw2JhvEUXlKPSv7uemLa9iDZp_aBZonWTJTm-ZDcpPI?key=rzMHDQkZ0J-U92kYuYe7o5yj" draw:style-name="gr1" draw:text-style-name="P1" svg:width="0.274cm" svg:height="0.422cm" svg:x="14.593cm" svg:y="11.74cm">
            <draw:image xlink:href="https://lh7-rt.googleusercontent.com/docsz/AD_4nXdrdCeOc8In0TCa87xmz2rlVa9wLf9XB2GC58pwTnHVt-cBNHt0zsyMliiEcPgcXDV5Ddu1f4Es5807qbYyd1ZGgWG0B6wbpPYF55pk7aEGBw2JhvEUXlKPSv7uemLa9iDZp_aBZonWTJTm-ZDcpPI?key=rzMHDQkZ0J-U92kYuYe7o5yj" xlink:type="simple" xlink:show="embed" xlink:actuate="onLoad" draw:mime-type="image/png">
              <text:p/>
            </draw:image>
          </draw:frame>
          <draw:frame draw:z-index="1" draw:name="https://lh7-rt.googleusercontent.com/docsz/AD_4nXdKOFNOGCGYciGN3PvMk0JZ_azvJ1OSc2yJWDCaaxw9bz_t8SwlJpOO1wxm-lnf_SHxGEdNqRzrV019pykbhmQL4UOLjT-LuanxEk4nBjNPxa72iMouTyqEhz1g1N76cRuXyyGhu5rh9oM4vUFKAg?key=rzMHDQkZ0J-U92kYuYe7o5yj" draw:style-name="gr1" draw:text-style-name="P1" svg:width="0.19cm" svg:height="0.38cm" svg:x="4.516cm" svg:y="12.192cm">
            <draw:image xlink:href="https://lh7-rt.googleusercontent.com/docsz/AD_4nXdKOFNOGCGYciGN3PvMk0JZ_azvJ1OSc2yJWDCaaxw9bz_t8SwlJpOO1wxm-lnf_SHxGEdNqRzrV019pykbhmQL4UOLjT-LuanxEk4nBjNPxa72iMouTyqEhz1g1N76cRuXyyGhu5rh9oM4vUFKAg?key=rzMHDQkZ0J-U92kYuYe7o5yj" xlink:type="simple" xlink:show="embed" xlink:actuate="onLoad" draw:mime-type="image/png">
              <text:p/>
            </draw:image>
          </draw:frame>
          <draw:frame draw:z-index="2" draw:name="https://lh7-rt.googleusercontent.com/docsz/AD_4nXffcZIk-GKywBce-N5mXovsAEu0KX9qsrOiXs4rXCFUMiYwHaTUTBuykQuRFjCNZHuM_D3zG5m6EvclXNbrfajVByFpkpAxzPZODsR9LJRBl_1PJg55wOzqLfciu0BHGIHlnPgFhIvsYtKuL-CoyqQ?key=rzMHDQkZ0J-U92kYuYe7o5yj" draw:style-name="gr1" draw:text-style-name="P1" svg:width="1.438cm" svg:height="0.676cm" svg:x="10.077cm" svg:y="12.192cm">
            <draw:image xlink:href="https://lh7-rt.googleusercontent.com/docsz/AD_4nXffcZIk-GKywBce-N5mXovsAEu0KX9qsrOiXs4rXCFUMiYwHaTUTBuykQuRFjCNZHuM_D3zG5m6EvclXNbrfajVByFpkpAxzPZODsR9LJRBl_1PJg55wOzqLfciu0BHGIHlnPgFhIvsYtKuL-CoyqQ?key=rzMHDQkZ0J-U92kYuYe7o5yj" xlink:type="simple" xlink:show="embed" xlink:actuate="onLoad" draw:mime-type="image/png">
              <text:p/>
            </draw:image>
          </draw:frame>
          <draw:frame draw:z-index="3" draw:name="https://lh7-rt.googleusercontent.com/docsz/AD_4nXclUOROpkjshaL0KSlwkmZgZ6xNJMlILXm4aYIOhg0Gvl2xEZmXPZzU9o_gJZ3Q5Ab5xDKlJFdomLbH4niDF3tyLEAsOtg4e-oEtNTyZ6vQKwKV2LHT8lBNpf-4wt0P7zEk4lqmnBc7VM-ME1VJ9Q?key=rzMHDQkZ0J-U92kYuYe7o5yj" draw:style-name="gr1" draw:text-style-name="P1" svg:width="1.65cm" svg:height="0.676cm" svg:x="12.335cm" svg:y="12.192cm">
            <draw:image xlink:href="https://lh7-rt.googleusercontent.com/docsz/AD_4nXclUOROpkjshaL0KSlwkmZgZ6xNJMlILXm4aYIOhg0Gvl2xEZmXPZzU9o_gJZ3Q5Ab5xDKlJFdomLbH4niDF3tyLEAsOtg4e-oEtNTyZ6vQKwKV2LHT8lBNpf-4wt0P7zEk4lqmnBc7VM-ME1VJ9Q?key=rzMHDQkZ0J-U92kYuYe7o5yj" xlink:type="simple" xlink:show="embed" xlink:actuate="onLoad" draw:mime-type="image/png">
              <text:p/>
            </draw:image>
          </draw:frame>
          <draw:frame draw:z-index="4" draw:name="https://lh7-rt.googleusercontent.com/docsz/AD_4nXcnoBXCc5X0wyxh3XXOfgCsEt9jBd7l2S_HHsoh3ydJsGEuW_uHnnKyz2swxzWrTwMJ8rrym58Y6OZ-I_r9CrHoFuUVXPCpaJFAOosAn6zgd1Rt2KyNCeGJVfyIKw6u9UWhgDAZIbACj0Vc_D9kkJ0?key=rzMHDQkZ0J-U92kYuYe7o5yj" draw:style-name="gr1" draw:text-style-name="P1" svg:width="1.714cm" svg:height="0.676cm" svg:x="14.593cm" svg:y="12.192cm">
            <draw:image xlink:href="https://lh7-rt.googleusercontent.com/docsz/AD_4nXcnoBXCc5X0wyxh3XXOfgCsEt9jBd7l2S_HHsoh3ydJsGEuW_uHnnKyz2swxzWrTwMJ8rrym58Y6OZ-I_r9CrHoFuUVXPCpaJFAOosAn6zgd1Rt2KyNCeGJVfyIKw6u9UWhgDAZIbACj0Vc_D9kkJ0?key=rzMHDQkZ0J-U92kYuYe7o5yj" xlink:type="simple" xlink:show="embed" xlink:actuate="onLoad" draw:mime-type="image/png">
              <text:p/>
            </draw:image>
          </draw:frame>
          <draw:frame draw:z-index="5" draw:name="https://lh7-rt.googleusercontent.com/docsz/AD_4nXclD3CFrN6wJrYQ3dl_JbZkUEAcvLP8Tfx2p0_U7Mpn8VuatjcpuBLY80Lh1_V-xz7yiIluLE0LsqPbKMDux8-8dwnt7_hTd6h2WDtDgFm70z3G1iBxNLcEoOzyGoWDckMvTaXF78ErMXGZ-wpQbg?key=rzMHDQkZ0J-U92kYuYe7o5yj" draw:style-name="gr1" draw:text-style-name="P1" svg:width="1.841cm" svg:height="0.676cm" svg:x="16.85cm" svg:y="12.192cm">
            <draw:image xlink:href="https://lh7-rt.googleusercontent.com/docsz/AD_4nXclD3CFrN6wJrYQ3dl_JbZkUEAcvLP8Tfx2p0_U7Mpn8VuatjcpuBLY80Lh1_V-xz7yiIluLE0LsqPbKMDux8-8dwnt7_hTd6h2WDtDgFm70z3G1iBxNLcEoOzyGoWDckMvTaXF78ErMXGZ-wpQbg?key=rzMHDQkZ0J-U92kYuYe7o5yj" xlink:type="simple" xlink:show="embed" xlink:actuate="onLoad" draw:mime-type="image/png">
              <text:p/>
            </draw:image>
          </draw:frame>
          <draw:frame draw:z-index="6" draw:name="https://lh7-rt.googleusercontent.com/docsz/AD_4nXdyXvxYfGSCmwNJXo7h6tN1QoUxaw7z4igWIu9BxhcD3cJ3JzCOiRwYpz4tH6jun1snnRnlVyCtZ1fdYFWzdQvRQMcAZLSEFMsnfoXIfSjg9fpcyMDdmPHl9vbKSWN9EiPpShUwZTLee6WEDGqryg?key=rzMHDQkZ0J-U92kYuYe7o5yj" draw:style-name="gr1" draw:text-style-name="P1" svg:width="1.946cm" svg:height="0.676cm" svg:x="19.108cm" svg:y="12.192cm">
            <draw:image xlink:href="https://lh7-rt.googleusercontent.com/docsz/AD_4nXdyXvxYfGSCmwNJXo7h6tN1QoUxaw7z4igWIu9BxhcD3cJ3JzCOiRwYpz4tH6jun1snnRnlVyCtZ1fdYFWzdQvRQMcAZLSEFMsnfoXIfSjg9fpcyMDdmPHl9vbKSWN9EiPpShUwZTLee6WEDGqryg?key=rzMHDQkZ0J-U92kYuYe7o5yj" xlink:type="simple" xlink:show="embed" xlink:actuate="onLoad" draw:mime-type="image/png">
              <text:p/>
            </draw:image>
          </draw:frame>
          <draw:frame draw:z-index="7" draw:name="https://lh7-rt.googleusercontent.com/docsz/AD_4nXfwR1z7dxsxwxOxQ2LoEr6N_agB1xN4W6l-5sofKQqYfYuQ6yYT5klzfQiFScVNvbWKefnJv4B8Y0lsDxvxUqvISNdoI2qPtgpQX9dqudx-DYe3wzjprI4od3QgKYFXY_qc6G5SKNiMEH-tNd6SvPw?key=rzMHDQkZ0J-U92kYuYe7o5yj" draw:style-name="gr1" draw:text-style-name="P1" svg:width="0.274cm" svg:height="0.422cm" svg:x="25.882cm" svg:y="12.644cm">
            <draw:image xlink:href="https://lh7-rt.googleusercontent.com/docsz/AD_4nXfwR1z7dxsxwxOxQ2LoEr6N_agB1xN4W6l-5sofKQqYfYuQ6yYT5klzfQiFScVNvbWKefnJv4B8Y0lsDxvxUqvISNdoI2qPtgpQX9dqudx-DYe3wzjprI4od3QgKYFXY_qc6G5SKNiMEH-tNd6SvPw?key=rzMHDQkZ0J-U92kYuYe7o5yj" xlink:type="simple" xlink:show="embed" xlink:actuate="onLoad" draw:mime-type="image/png">
              <text:p/>
            </draw:image>
          </draw:frame>
          <draw:frame draw:z-index="8" draw:name="https://lh7-rt.googleusercontent.com/docsz/AD_4nXcC8yRkM-sP5J5vXKpjqzFbk7z_Lyf47kaIRxEDfyuOoX5ZRUhX9Yi3S-k2f0HKynGipKaWx3ut-u_1OC0VqUgbvV0fLgxHL_lC7edY7UFpPdh0gIVUfnKPsfxGb98NXCKuoCxSPG2bv0t33nv33Ww?key=rzMHDQkZ0J-U92kYuYe7o5yj" draw:style-name="gr1" draw:text-style-name="P1" svg:width="0.613cm" svg:height="1.036cm" svg:x="32.655cm" svg:y="12.644cm">
            <draw:image xlink:href="https://lh7-rt.googleusercontent.com/docsz/AD_4nXcC8yRkM-sP5J5vXKpjqzFbk7z_Lyf47kaIRxEDfyuOoX5ZRUhX9Yi3S-k2f0HKynGipKaWx3ut-u_1OC0VqUgbvV0fLgxHL_lC7edY7UFpPdh0gIVUfnKPsfxGb98NXCKuoCxSPG2bv0t33nv33Ww?key=rzMHDQkZ0J-U92kYuYe7o5yj" xlink:type="simple" xlink:show="embed" xlink:actuate="onLoad" draw:mime-type="image/png">
              <text:p/>
            </draw:image>
          </draw:frame>
          <draw:frame draw:z-index="9" draw:style-name="gr1" draw:text-style-name="P1" svg:width="0.613cm" svg:height="1.036cm" svg:x="25.882cm" svg:y="26.991cm">
            <draw:image xlink:href="https://lh7-rt.googleusercontent.com/docsz/AD_4nXcC8yRkM-sP5J5vXKpjqzFbk7z_Lyf47kaIRxEDfyuOoX5ZRUhX9Yi3S-k2f0HKynGipKaWx3ut-u_1OC0VqUgbvV0fLgxHL_lC7edY7UFpPdh0gIVUfnKPsfxGb98NXCKuoCxSPG2bv0t33nv33Ww?key=rzMHDQkZ0J-U92kYuYe7o5yj" xlink:type="simple" xlink:show="embed" xlink:actuate="onLoad" draw:mime-type="image/png">
              <text:p/>
            </draw:image>
          </draw:frame>
          <draw:frame draw:z-index="10" draw:style-name="gr1" draw:text-style-name="P1" svg:width="0.613cm" svg:height="1.036cm" svg:x="23.624cm" svg:y="26.991cm">
            <draw:image xlink:href="https://lh7-rt.googleusercontent.com/docsz/AD_4nXcC8yRkM-sP5J5vXKpjqzFbk7z_Lyf47kaIRxEDfyuOoX5ZRUhX9Yi3S-k2f0HKynGipKaWx3ut-u_1OC0VqUgbvV0fLgxHL_lC7edY7UFpPdh0gIVUfnKPsfxGb98NXCKuoCxSPG2bv0t33nv33Ww?key=rzMHDQkZ0J-U92kYuYe7o5yj" xlink:type="simple" xlink:show="embed" xlink:actuate="onLoad" draw:mime-type="image/png">
              <text:p/>
            </draw:image>
          </draw:frame>
          <draw:frame draw:z-index="11" draw:name="https://lh7-rt.googleusercontent.com/docsz/AD_4nXcC8yRkM-sP5J5vXKpjqzFbk7z_Lyf47kaIRxEDfyuOoX5ZRUhX9Yi3S-k2f0HKynGipKaWx3ut-u_1OC0VqUgbvV0fLgxHL_lC7edY7UFpPdh0gIVUfnKPsfxGb98NXCKuoCxSPG2bv0t33nv33Ww?key=rzMHDQkZ0J-U92kYuYe7o5yj" draw:style-name="gr1" draw:text-style-name="P1" svg:width="0.613cm" svg:height="1.036cm" svg:x="23.624cm" svg:y="32.861cm">
            <draw:image xlink:href="https://lh7-rt.googleusercontent.com/docsz/AD_4nXcC8yRkM-sP5J5vXKpjqzFbk7z_Lyf47kaIRxEDfyuOoX5ZRUhX9Yi3S-k2f0HKynGipKaWx3ut-u_1OC0VqUgbvV0fLgxHL_lC7edY7UFpPdh0gIVUfnKPsfxGb98NXCKuoCxSPG2bv0t33nv33Ww?key=rzMHDQkZ0J-U92kYuYe7o5yj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ig</text:p>
          </table:table-cell>
          <table:table-cell office:value-type="string" calcext:value-type="string">
            <text:p>0 0 1 2 4 7 9 11 14 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g</text:p>
          </table:table-cell>
          <table:table-cell office:value-type="string" calcext:value-type="string">
            <text:p>1 2 1 2 2 3 4 3 5 4 5 5 6 7 6 8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gu</text:p>
          </table:table-cell>
          <table:table-cell office:value-type="string" calcext:value-type="string">
            <text:p>0 0 0 0 0 0 0 0 -0.5 0 1.5 -0.5 0 0 0 0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table:number-columns-repeated="4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 0 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gl</text:p>
          </table:table-cell>
          <table:table-cell office:value-type="string" calcext:value-type="string">
            <text:p>0 0 0 0 -0.5 1.5 -0.5 0 0 0 0 0 0 0 0 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4 3.9999999999999995559 4.4408920985006261617e-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1 1 1 1 17 1 1 1 1</text:p>
          </table:table-cell>
          <table:table-cell/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3"/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16 15.999999999999998224 1.7763568394002504647e-1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4"/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4 3.9999999999999995559 4.4408920985006261617e-1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style-name="ce4" office:value-type="float" office:value="1.5" calcext:value-type="float">
            <text:p>1,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.5" calcext:value-type="float">
            <text:p>1,5</text:p>
          </table:table-cell>
          <table:table-cell table:style-name="ce2" office:value-type="float" office:value="-0.5" calcext:value-type="float">
            <text:p>-0,5</text:p>
          </table:table-cell>
          <table:table-cell table:style-name="ce2"/>
          <table:table-cell office:value-type="float" office:value="160" calcext:value-type="float">
            <text:p>160</text:p>
          </table:table-cell>
          <table:table-cell/>
          <table:table-cell table:style-name="ce1" office:value-type="string" calcext:value-type="string">
            <text:p>8 8 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20 20 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number-columns-repeated="2"/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16 15.999999999999998224 1.7763568394002504647e-1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20 20 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32 31.999999999999996447 3.5527136788005009294e-15</text:p>
          </table:table-cell>
          <table:table-cell table:number-columns-repeated="13"/>
        </table:table-row>
        <table:table-row table:style-name="ro1" table:number-rows-repeated="14">
          <table:table-cell table:number-columns-repeated="25"/>
        </table:table-row>
        <table:table-row table:style-name="ro1">
          <table:table-cell table:number-columns-repeated="2"/>
          <table:table-cell table:style-name="ce10"/>
          <table:table-cell table:number-columns-repeated="2" table:style-name="ce11" office:value-type="string" calcext:value-type="string">
            <text:p> 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0" table:number-columns-repeated="3"/>
          <table:table-cell table:number-columns-repeated="20"/>
        </table:table-row>
        <table:table-row table:style-name="ro2">
          <table:table-cell table:number-columns-repeated="2"/>
          <table:table-cell table:style-name="ce11" office:value-type="float" office:value="0" calcext:value-type="float">
            <text:p>0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5"/>
          <table:table-cell table:style-name="ce10"/>
          <table:table-cell table:style-name="ce11" office:value-type="string" calcext:value-type="string">
            <text:p>Количество слоев</text:p>
          </table:table-cell>
          <table:table-cell table:style-name="ce11" office:value-type="string" calcext:value-type="string">
            <text:p>Среднее значение погрешности</text:p>
          </table:table-cell>
          <table:table-cell table:style-name="ce10"/>
          <table:table-cell table:style-name="ce11" office:value-type="string" calcext:value-type="string">
            <text:p>Порядок сходимости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5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6" office:value-type="float" office:value="0.141499611957737" calcext:value-type="float">
            <text:p>1,41E-01</text:p>
          </table:table-cell>
          <table:table-cell table:style-name="ce16" office:value-type="float" office:value="1.81815" calcext:value-type="float">
            <text:p>1,82E+00</text:p>
          </table:table-cell>
          <table:table-cell table:style-name="ce11" office:value-type="float" office:value="0.862470039" calcext:value-type="float">
            <text:p>0,86247003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5"/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9" calcext:value-type="float">
            <text:p>9</text:p>
          </table:table-cell>
          <table:table-cell table:style-name="ce16" office:value-type="float" office:value="0.0778262127335752" calcext:value-type="float">
            <text:p>7,78E-02</text:p>
          </table:table-cell>
          <table:table-cell table:style-name="ce16" office:value-type="float" office:value="1.91052" calcext:value-type="float">
            <text:p>1,91E+00</text:p>
          </table:table-cell>
          <table:table-cell table:style-name="ce11" office:value-type="float" office:value="0.93396671" calcext:value-type="float">
            <text:p>0,9339667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1" office:value-type="float" office:value="3" calcext:value-type="float">
            <text:p>3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5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17" calcext:value-type="float">
            <text:p>17</text:p>
          </table:table-cell>
          <table:table-cell table:style-name="ce16" office:value-type="float" office:value="0.0407355798022941" calcext:value-type="float">
            <text:p>4,07E-02</text:p>
          </table:table-cell>
          <table:table-cell table:style-name="ce16" office:value-type="float" office:value="1.95581" calcext:value-type="float">
            <text:p>1,96E+00</text:p>
          </table:table-cell>
          <table:table-cell table:style-name="ce11" office:value-type="float" office:value="0.967766197" calcext:value-type="float">
            <text:p>0,96776619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5"/>
          <table:table-cell table:style-name="ce11" office:value-type="float" office:value="0.125" calcext:value-type="float">
            <text:p>0,125</text:p>
          </table:table-cell>
          <table:table-cell table:style-name="ce11" office:value-type="float" office:value="33" calcext:value-type="float">
            <text:p>33</text:p>
          </table:table-cell>
          <table:table-cell table:style-name="ce16" office:value-type="float" office:value="0.0208279846086474" calcext:value-type="float">
            <text:p>2,08E-02</text:p>
          </table:table-cell>
          <table:table-cell table:style-name="ce16" office:value-type="float" office:value="1.97807" calcext:value-type="float">
            <text:p>1,98E+00</text:p>
          </table:table-cell>
          <table:table-cell table:style-name="ce11" office:value-type="float" office:value="0.984089894" calcext:value-type="float">
            <text:p>0,98408989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1" office:value-type="float" office:value="5" calcext:value-type="float">
            <text:p>5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5"/>
          <table:table-cell table:style-name="ce11" office:value-type="float" office:value="0.0625" calcext:value-type="float">
            <text:p>0,0625</text:p>
          </table:table-cell>
          <table:table-cell table:style-name="ce11" office:value-type="float" office:value="65" calcext:value-type="float">
            <text:p>65</text:p>
          </table:table-cell>
          <table:table-cell table:style-name="ce16" office:value-type="float" office:value="0.0105294738788363" calcext:value-type="float">
            <text:p>1,05E-02</text:p>
          </table:table-cell>
          <table:table-cell table:number-columns-repeated="2" table:style-name="ce11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1" office:value-type="float" office:value="6" calcext:value-type="float">
            <text:p>6</text:p>
          </table:table-cell>
          <table:table-cell table:style-name="ce16" office:value-type="float" office:value="0.250749123481089" calcext:value-type="float">
            <text:p>2,51E-01</text:p>
          </table:table-cell>
          <table:table-cell table:style-name="ce16" office:value-type="float" office:value="0.0673201614252972" calcext:value-type="float">
            <text:p>6,73E-0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7" calcext:value-type="float">
            <text:p>7</text:p>
          </table:table-cell>
          <table:table-cell table:style-name="ce16" office:value-type="float" office:value="0.196624285633635" calcext:value-type="float">
            <text:p>1,97E-01</text:p>
          </table:table-cell>
          <table:table-cell table:style-name="ce16" office:value-type="float" office:value="0.0525332877861427" calcext:value-type="float">
            <text:p>5,25E-0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8" calcext:value-type="float">
            <text:p>8</text:p>
          </table:table-cell>
          <table:table-cell table:style-name="ce16" office:value-type="float" office:value="0.250749123481119" calcext:value-type="float">
            <text:p>2,51E-01</text:p>
          </table:table-cell>
          <table:table-cell table:style-name="ce16" office:value-type="float" office:value="0.0673201614253153" calcext:value-type="float">
            <text:p>6,73E-02</text:p>
          </table:table-cell>
          <table:table-cell table:number-columns-repeated="5"/>
          <table:table-cell table:formula="of:=[.M30]/[.M31]" office:value-type="float" office:value="1.81233933161954" calcext:value-type="float">
            <text:p>1,8123393316195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9" calcext:value-type="float">
            <text:p>9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10" calcext:value-type="float">
            <text:p>10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11" calcext:value-type="float">
            <text:p>11</text:p>
          </table:table-cell>
          <table:table-cell table:style-name="ce16" office:value-type="float" office:value="0.196624285633597" calcext:value-type="float">
            <text:p>1,97E-01</text:p>
          </table:table-cell>
          <table:table-cell table:style-name="ce16" office:value-type="float" office:value="0.0525332877861435" calcext:value-type="float">
            <text:p>5,25E-0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12" calcext:value-type="float">
            <text:p>12</text:p>
          </table:table-cell>
          <table:table-cell table:style-name="ce16" office:value-type="float" office:value="0.156161681880405" calcext:value-type="float">
            <text:p>1,56E-01</text:p>
          </table:table-cell>
          <table:table-cell table:style-name="ce16" office:value-type="float" office:value="0.0412858183703391" calcext:value-type="float">
            <text:p>4,13E-0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13" calcext:value-type="float">
            <text:p>13</text:p>
          </table:table-cell>
          <table:table-cell table:style-name="ce16" office:value-type="float" office:value="0.196624285633833" calcext:value-type="float">
            <text:p>1,97E-01</text:p>
          </table:table-cell>
          <table:table-cell table:style-name="ce16" office:value-type="float" office:value="0.0525332877861665" calcext:value-type="float">
            <text:p>5,25E-0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14" calcext:value-type="float">
            <text:p>14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15" calcext:value-type="float">
            <text:p>15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16" calcext:value-type="float">
            <text:p>16</text:p>
          </table:table-cell>
          <table:table-cell table:style-name="ce16" office:value-type="float" office:value="0.250749123481066" calcext:value-type="float">
            <text:p>2,51E-01</text:p>
          </table:table-cell>
          <table:table-cell table:style-name="ce16" office:value-type="float" office:value="0.0673201614252973" calcext:value-type="float">
            <text:p>6,73E-0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17" calcext:value-type="float">
            <text:p>17</text:p>
          </table:table-cell>
          <table:table-cell table:style-name="ce16" office:value-type="float" office:value="0.196624285633674" calcext:value-type="float">
            <text:p>1,97E-01</text:p>
          </table:table-cell>
          <table:table-cell table:style-name="ce16" office:value-type="float" office:value="0.0525332877861433" calcext:value-type="float">
            <text:p>5,25E-0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18" calcext:value-type="float">
            <text:p>18</text:p>
          </table:table-cell>
          <table:table-cell table:style-name="ce16" office:value-type="float" office:value="0.250749123480958" calcext:value-type="float">
            <text:p>2,51E-01</text:p>
          </table:table-cell>
          <table:table-cell table:style-name="ce16" office:value-type="float" office:value="0.0673201614253131" calcext:value-type="float">
            <text:p>6,73E-0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19" calcext:value-type="float">
            <text:p>19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21" calcext:value-type="float">
            <text:p>21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22" calcext:value-type="float">
            <text:p>22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23" calcext:value-type="float">
            <text:p>23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24" calcext:value-type="float">
            <text:p>24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20"/>
        </table:table-row>
        <table:table-row table:style-name="ro1" table:number-rows-repeated="2">
          <table:table-cell table:number-columns-repeated="25"/>
        </table:table-row>
        <table:table-row table:style-name="ro1" table:number-rows-repeated="3">
          <table:table-cell/>
          <table:table-cell table:style-name="ce1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T=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.125" calcext:value-type="float">
            <text:p>0,125</text:p>
          </table:table-cell>
          <table:table-cell table:formula="of:=[.F59]/2" office:value-type="float" office:value="0.0625" calcext:value-type="float">
            <text:p>0,0625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2" office:value-type="float" office:value="-1.11022302462516E-016" calcext:value-type="float">
            <text:p>-1,11E-16</text:p>
          </table:table-cell>
          <table:table-cell table:number-columns-repeated="2" table:style-name="ce12" office:value-type="float" office:value="2.22044604925031E-016" calcext:value-type="float">
            <text:p>2,22E-16</text:p>
          </table:table-cell>
          <table:table-cell table:style-name="ce1" office:value-type="float" office:value="0" calcext:value-type="float">
            <text:p>0</text:p>
          </table:table-cell>
          <table:table-cell table:style-name="ce12" office:value-type="float" office:value="2.22044604925031E-016" calcext:value-type="float">
            <text:p>2,22E-16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2" office:value-type="float" office:value="-1.11022302462516E-016" calcext:value-type="float">
            <text:p>-1,11E-16</text:p>
          </table:table-cell>
          <table:table-cell table:number-columns-repeated="2" table:style-name="ce12" office:value-type="float" office:value="2.22044604925031E-016" calcext:value-type="float">
            <text:p>2,22E-16</text:p>
          </table:table-cell>
          <table:table-cell table:style-name="ce1" office:value-type="float" office:value="0" calcext:value-type="float">
            <text:p>0</text:p>
          </table:table-cell>
          <table:table-cell table:style-name="ce12" office:value-type="float" office:value="2.22044604925031E-016" calcext:value-type="float">
            <text:p>2,22E-16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2" office:value-type="float" office:value="-1.11022302462516E-016" calcext:value-type="float">
            <text:p>-1,11E-16</text:p>
          </table:table-cell>
          <table:table-cell table:number-columns-repeated="2" table:style-name="ce12" office:value-type="float" office:value="2.22044604925031E-016" calcext:value-type="float">
            <text:p>2,22E-16</text:p>
          </table:table-cell>
          <table:table-cell table:style-name="ce1" office:value-type="float" office:value="0" calcext:value-type="float">
            <text:p>0</text:p>
          </table:table-cell>
          <table:table-cell table:style-name="ce12" office:value-type="float" office:value="2.22044604925031E-016" calcext:value-type="float">
            <text:p>2,22E-16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-0.127542528283297" calcext:value-type="float">
            <text:p>-0,127542528283297</text:p>
          </table:table-cell>
          <table:table-cell table:style-name="ce1" office:value-type="float" office:value="-0.0260981794091402" calcext:value-type="float">
            <text:p>-0,0260981794091402</text:p>
          </table:table-cell>
          <table:table-cell table:style-name="ce1" office:value-type="float" office:value="-0.00483165285363452" calcext:value-type="float">
            <text:p>-0,00483165285363452</text:p>
          </table:table-cell>
          <table:table-cell table:style-name="ce1" office:value-type="float" office:value="-0.000955094300450599" calcext:value-type="float">
            <text:p>-0,000955094300450599</text:p>
          </table:table-cell>
          <table:table-cell table:style-name="ce1" office:value-type="float" office:value="-0.00020602045395357" calcext:value-type="float">
            <text:p>-0,00020602045395357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-0.127542528283297" calcext:value-type="float">
            <text:p>-0,127542528283297</text:p>
          </table:table-cell>
          <table:table-cell table:style-name="ce1" office:value-type="float" office:value="-0.0260981794091405" calcext:value-type="float">
            <text:p>-0,0260981794091405</text:p>
          </table:table-cell>
          <table:table-cell table:style-name="ce1" office:value-type="float" office:value="-0.00483165285363452" calcext:value-type="float">
            <text:p>-0,00483165285363452</text:p>
          </table:table-cell>
          <table:table-cell table:style-name="ce1" office:value-type="float" office:value="-0.000955094300450599" calcext:value-type="float">
            <text:p>-0,000955094300450599</text:p>
          </table:table-cell>
          <table:table-cell table:style-name="ce1" office:value-type="float" office:value="-0.000206020453954237" calcext:value-type="float">
            <text:p>-0,000206020453954237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2" office:value-type="float" office:value="-1.11022302462516E-016" calcext:value-type="float">
            <text:p>-1,11E-16</text:p>
          </table:table-cell>
          <table:table-cell table:number-columns-repeated="2" table:style-name="ce12" office:value-type="float" office:value="2.22044604925031E-016" calcext:value-type="float">
            <text:p>2,22E-16</text:p>
          </table:table-cell>
          <table:table-cell table:style-name="ce1" office:value-type="float" office:value="0" calcext:value-type="float">
            <text:p>0</text:p>
          </table:table-cell>
          <table:table-cell table:style-name="ce12" office:value-type="float" office:value="2.22044604925031E-016" calcext:value-type="float">
            <text:p>2,22E-16</text:p>
          </table:table-cell>
          <table:table-cell table:number-columns-repeated="18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-0.262906590668712" calcext:value-type="float">
            <text:p>-0,262906590668712</text:p>
          </table:table-cell>
          <table:table-cell table:style-name="ce9" office:value-type="float" office:value="-0.0590615078050176" calcext:value-type="float">
            <text:p>-0,0590615078050176</text:p>
          </table:table-cell>
          <table:table-cell table:style-name="ce9" office:value-type="float" office:value="-0.0117649296818712" calcext:value-type="float">
            <text:p>-0,0117649296818712</text:p>
          </table:table-cell>
          <table:table-cell table:style-name="ce9" office:value-type="float" office:value="-0.00246790012145459" calcext:value-type="float">
            <text:p>-0,00246790012145459</text:p>
          </table:table-cell>
          <table:table-cell table:style-name="ce9" office:value-type="float" office:value="-0.000554833921598052" calcext:value-type="float">
            <text:p>-0,000554833921598052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2" office:value-type="float" office:value="-1.11022302462516E-016" calcext:value-type="float">
            <text:p>-1,11E-16</text:p>
          </table:table-cell>
          <table:table-cell table:number-columns-repeated="2" table:style-name="ce12" office:value-type="float" office:value="2.22044604925031E-016" calcext:value-type="float">
            <text:p>2,22E-16</text:p>
          </table:table-cell>
          <table:table-cell table:style-name="ce1" office:value-type="float" office:value="0" calcext:value-type="float">
            <text:p>0</text:p>
          </table:table-cell>
          <table:table-cell table:style-name="ce12" office:value-type="float" office:value="2.22044604925031E-016" calcext:value-type="float">
            <text:p>2,22E-16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-0.127542528283297" calcext:value-type="float">
            <text:p>-0,127542528283297</text:p>
          </table:table-cell>
          <table:table-cell table:style-name="ce1" office:value-type="float" office:value="-0.0260981794091402" calcext:value-type="float">
            <text:p>-0,0260981794091402</text:p>
          </table:table-cell>
          <table:table-cell table:style-name="ce1" office:value-type="float" office:value="-0.00483165285363429" calcext:value-type="float">
            <text:p>-0,00483165285363429</text:p>
          </table:table-cell>
          <table:table-cell table:style-name="ce1" office:value-type="float" office:value="-0.000955094300450599" calcext:value-type="float">
            <text:p>-0,000955094300450599</text:p>
          </table:table-cell>
          <table:table-cell table:style-name="ce1" office:value-type="float" office:value="-0.000206020453953792" calcext:value-type="float">
            <text:p>-0,000206020453953792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-0.127542528283297" calcext:value-type="float">
            <text:p>-0,127542528283297</text:p>
          </table:table-cell>
          <table:table-cell table:style-name="ce1" office:value-type="float" office:value="-0.0260981794091405" calcext:value-type="float">
            <text:p>-0,0260981794091405</text:p>
          </table:table-cell>
          <table:table-cell table:style-name="ce1" office:value-type="float" office:value="-0.00483165285363452" calcext:value-type="float">
            <text:p>-0,00483165285363452</text:p>
          </table:table-cell>
          <table:table-cell table:style-name="ce1" office:value-type="float" office:value="-0.000955094300450377" calcext:value-type="float">
            <text:p>-0,000955094300450377</text:p>
          </table:table-cell>
          <table:table-cell table:style-name="ce1" office:value-type="float" office:value="-0.000206020453955014" calcext:value-type="float">
            <text:p>-0,000206020453955014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2" office:value-type="float" office:value="-1.11022302462516E-016" calcext:value-type="float">
            <text:p>-1,11E-16</text:p>
          </table:table-cell>
          <table:table-cell table:number-columns-repeated="2" table:style-name="ce12" office:value-type="float" office:value="2.22044604925031E-016" calcext:value-type="float">
            <text:p>2,22E-16</text:p>
          </table:table-cell>
          <table:table-cell table:style-name="ce1" office:value-type="float" office:value="0" calcext:value-type="float">
            <text:p>0</text:p>
          </table:table-cell>
          <table:table-cell table:style-name="ce12" office:value-type="float" office:value="2.22044604925031E-016" calcext:value-type="float">
            <text:p>2,22E-16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2" office:value-type="float" office:value="-1.11022302462516E-016" calcext:value-type="float">
            <text:p>-1,11E-16</text:p>
          </table:table-cell>
          <table:table-cell table:number-columns-repeated="2" table:style-name="ce12" office:value-type="float" office:value="2.22044604925031E-016" calcext:value-type="float">
            <text:p>2,22E-16</text:p>
          </table:table-cell>
          <table:table-cell table:style-name="ce1" office:value-type="float" office:value="0" calcext:value-type="float">
            <text:p>0</text:p>
          </table:table-cell>
          <table:table-cell table:style-name="ce12" office:value-type="float" office:value="2.22044604925031E-016" calcext:value-type="float">
            <text:p>2,22E-16</text:p>
          </table:table-cell>
          <table:table-cell table:number-columns-repeated="18"/>
        </table:table-row>
        <table:table-row table:style-name="ro2">
          <table:table-cell/>
          <table:table-cell table:style-name="ce1" office:value-type="float" office:value="13" calcext:value-type="float">
            <text:p>13</text:p>
          </table:table-cell>
          <table:table-cell table:style-name="ce12" office:value-type="float" office:value="-1.11022302462516E-016" calcext:value-type="float">
            <text:p>-1,11E-16</text:p>
          </table:table-cell>
          <table:table-cell table:number-columns-repeated="2" table:style-name="ce12" office:value-type="float" office:value="2.22044604925031E-016" calcext:value-type="float">
            <text:p>2,22E-16</text:p>
          </table:table-cell>
          <table:table-cell table:style-name="ce1" office:value-type="float" office:value="0" calcext:value-type="float">
            <text:p>0</text:p>
          </table:table-cell>
          <table:table-cell table:style-name="ce12" office:value-type="float" office:value="2.22044604925031E-016" calcext:value-type="float">
            <text:p>2,22E-16</text:p>
          </table:table-cell>
          <table:table-cell office:value-type="string" calcext:value-type="string">
            <text:p>h</text:p>
          </table:table-cell>
          <table:table-cell table:style-name="ce22" office:value-type="string" calcext:value-type="string">
            <text:p>Среднее значение погрешности</text:p>
          </table:table-cell>
          <table:table-cell table:style-name="ce10"/>
          <table:table-cell table:style-name="ce11" office:value-type="string" calcext:value-type="string">
            <text:p>Порядок сходимости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3" table:formula="of:=AVERAGE([.C60:.C72])" office:value-type="float" office:value="-0.0595" calcext:value-type="float">
            <text:p>-5,95E-02</text:p>
          </table:table-cell>
          <table:table-cell table:style-name="ce13" table:formula="of:=AVERAGE([.D60:.D72])" office:value-type="float" office:value="-0.0126" calcext:value-type="float">
            <text:p>-1,26E-02</text:p>
          </table:table-cell>
          <table:table-cell table:style-name="ce13" table:formula="of:=AVERAGE([.E60:.E72])" office:value-type="float" office:value="-0.00239" calcext:value-type="float">
            <text:p>-2,39E-03</text:p>
          </table:table-cell>
          <table:table-cell table:style-name="ce13" table:formula="of:=AVERAGE([.F60:.F72])" office:value-type="float" office:value="-0.000484" calcext:value-type="float">
            <text:p>-4,84E-04</text:p>
          </table:table-cell>
          <table:table-cell table:style-name="ce13" table:formula="of:=AVERAGE([.G60:.G72])" office:value-type="float" office:value="-0.000106" calcext:value-type="float">
            <text:p>-1,06E-04</text:p>
          </table:table-cell>
          <table:table-cell office:value-type="float" office:value="1" calcext:value-type="float">
            <text:p>1</text:p>
          </table:table-cell>
          <table:table-cell office:value-type="float" office:value="-0.0595" calcext:value-type="float">
            <text:p>-0,0595</text:p>
          </table:table-cell>
          <table:table-cell office:value-type="float" office:value="4.72222222222222" calcext:value-type="float">
            <text:p>4,72222222222222</text:p>
          </table:table-cell>
          <table:table-cell office:value-type="float" office:value="2.23946593469539" calcext:value-type="float">
            <text:p>2,2394659346953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[.C73]/[.D73]" office:value-type="float" office:value="4.72222222222222" calcext:value-type="float">
            <text:p>4,72222222222222</text:p>
          </table:table-cell>
          <table:table-cell table:formula="of:=[.D73]/[.E73]" office:value-type="float" office:value="5.27196652719665" calcext:value-type="float">
            <text:p>5,27196652719665</text:p>
          </table:table-cell>
          <table:table-cell table:formula="of:=[.E73]/[.F73]" office:value-type="float" office:value="4.93801652892562" calcext:value-type="float">
            <text:p>4,93801652892562</text:p>
          </table:table-cell>
          <table:table-cell table:formula="of:=[.F73]/[.G73]" office:value-type="float" office:value="4.56603773584906" calcext:value-type="float">
            <text:p>4,56603773584906</text:p>
          </table:table-cell>
          <table:table-cell table:formula="of:=[.G73]/[.F73]" office:value-type="float" office:value="0.21900826446281" calcext:value-type="float">
            <text:p>0,21900826446281</text:p>
          </table:table-cell>
          <table:table-cell office:value-type="float" office:value="0.5" calcext:value-type="float">
            <text:p>0,5</text:p>
          </table:table-cell>
          <table:table-cell office:value-type="float" office:value="-0.0126" calcext:value-type="float">
            <text:p>-0,0126</text:p>
          </table:table-cell>
          <table:table-cell office:value-type="float" office:value="5.27196652719665" calcext:value-type="float">
            <text:p>5,27196652719665</text:p>
          </table:table-cell>
          <table:table-cell office:value-type="float" office:value="2.39834121040653" calcext:value-type="float">
            <text:p>2,3983412104065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LOG([.C74];2)" office:value-type="float" office:value="2.23946593469539" calcext:value-type="float">
            <text:p>2,23946593469539</text:p>
          </table:table-cell>
          <table:table-cell table:formula="of:=LOG([.D74];2)" office:value-type="float" office:value="2.39834121040653" calcext:value-type="float">
            <text:p>2,39834121040653</text:p>
          </table:table-cell>
          <table:table-cell table:formula="of:=LOG([.E74];2)" office:value-type="float" office:value="2.30393166559352" calcext:value-type="float">
            <text:p>2,30393166559352</text:p>
          </table:table-cell>
          <table:table-cell table:formula="of:=LOG([.F74];2)" office:value-type="float" office:value="2.1909427827114" calcext:value-type="float">
            <text:p>2,1909427827114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-0.00239" calcext:value-type="float">
            <text:p>-0,00239</text:p>
          </table:table-cell>
          <table:table-cell office:value-type="float" office:value="4.93801652892562" calcext:value-type="float">
            <text:p>4,93801652892562</text:p>
          </table:table-cell>
          <table:table-cell office:value-type="float" office:value="2.30393166559352" calcext:value-type="float">
            <text:p>2,30393166559352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0.125" calcext:value-type="float">
            <text:p>0,125</text:p>
          </table:table-cell>
          <table:table-cell office:value-type="float" office:value="-0.000484" calcext:value-type="float">
            <text:p>-0,000484</text:p>
          </table:table-cell>
          <table:table-cell office:value-type="float" office:value="4.56603773584906" calcext:value-type="float">
            <text:p>4,56603773584906</text:p>
          </table:table-cell>
          <table:table-cell office:value-type="float" office:value="2.1909427827114" calcext:value-type="float">
            <text:p>2,1909427827114</text:p>
          </table:table-cell>
          <table:table-cell table:number-columns-repeated="14"/>
        </table:table-row>
        <table:table-row table:style-name="ro1">
          <table:table-cell table:number-columns-repeated="7"/>
          <table:table-cell table:formula="of:=[.H76]/2" office:value-type="float" office:value="0.0625" calcext:value-type="float">
            <text:p>0,0625</text:p>
          </table:table-cell>
          <table:table-cell office:value-type="float" office:value="-0.000106" calcext:value-type="float">
            <text:p>-0,000106</text:p>
          </table:table-cell>
          <table:table-cell table:number-columns-repeated="16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-4.44089209850063E-016" calcext:value-type="float">
            <text:p>-4,44E-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4.44089209850063E-016" calcext:value-type="float">
            <text:p>4,44E-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2.66453525910038E-015" calcext:value-type="float">
            <text:p>2,66E-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8.88178419700125E-016" calcext:value-type="float">
            <text:p>8,88E-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8.88178419700125E-016" calcext:value-type="float">
            <text:p>8,88E-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-5.32907051820075E-015" calcext:value-type="float">
            <text:p>-5,33E-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-8.88178419700125E-016" calcext:value-type="float">
            <text:p>-8,88E-1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46023688663283" calcext:value-type="float">
            <text:p>2,46023688663283</text:p>
          </table:table-cell>
          <table:table-cell office:value-type="float" office:value="-0.460236886632826" calcext:value-type="float">
            <text:p>-0,4602368866328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style-name="ce13" office:value-type="float" office:value="-0.0000000000000106581410364015" calcext:value-type="float">
            <text:p>-1,07E-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4.44089209850063E-015" calcext:value-type="float">
            <text:p>4,44E-1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.4602368866328" calcext:value-type="float">
            <text:p>10,4602368866328</text:p>
          </table:table-cell>
          <table:table-cell office:value-type="float" office:value="-0.460236886632828" calcext:value-type="float">
            <text:p>-0,4602368866328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5043317787041" calcext:value-type="float">
            <text:p>2,45043317787041</text:p>
          </table:table-cell>
          <table:table-cell office:value-type="float" office:value="-0.450433177870411" calcext:value-type="float">
            <text:p>-0,4504331778704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46023688663283" calcext:value-type="float">
            <text:p>4,46023688663283</text:p>
          </table:table-cell>
          <table:table-cell office:value-type="float" office:value="-0.460236886632826" calcext:value-type="float">
            <text:p>-0,4602368866328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46023688663283" calcext:value-type="float">
            <text:p>6,46023688663283</text:p>
          </table:table-cell>
          <table:table-cell office:value-type="float" office:value="-0.460236886632827" calcext:value-type="float">
            <text:p>-0,4602368866328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.3536379018612" calcext:value-type="float">
            <text:p>11,3536379018612</text:p>
          </table:table-cell>
          <table:table-cell office:value-type="float" office:value="-1.35363790186125" calcext:value-type="float">
            <text:p>-1,353637901861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style-name="ce13" office:value-type="float" office:value="-0.0000000000000106581410364015" calcext:value-type="float">
            <text:p>-1,07E-14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.4504331778704" calcext:value-type="float">
            <text:p>10,4504331778704</text:p>
          </table:table-cell>
          <table:table-cell office:value-type="float" office:value="-0.450433177870409" calcext:value-type="float">
            <text:p>-0,45043317787040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.4602368866328" calcext:value-type="float">
            <text:p>12,4602368866328</text:p>
          </table:table-cell>
          <table:table-cell office:value-type="float" office:value="-0.460236886632824" calcext:value-type="float">
            <text:p>-0,4602368866328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.4602368866328" calcext:value-type="float">
            <text:p>14,4602368866328</text:p>
          </table:table-cell>
          <table:table-cell office:value-type="float" office:value="-0.460236886632824" calcext:value-type="float">
            <text:p>-0,4602368866328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.3536379018613" calcext:value-type="float">
            <text:p>19,3536379018613</text:p>
          </table:table-cell>
          <table:table-cell office:value-type="float" office:value="-1.35363790186126" calcext:value-type="float">
            <text:p>-1,353637901861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01353637901862" calcext:value-type="float">
            <text:p>4,01353637901862</text:p>
          </table:table-cell>
          <table:table-cell office:value-type="float" office:value="-0.0135363790186158" calcext:value-type="float">
            <text:p>-0,013536379018615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78341793570221" calcext:value-type="float">
            <text:p>7,78341793570221</text:p>
          </table:table-cell>
          <table:table-cell office:value-type="float" office:value="0.216582064297794" calcext:value-type="float">
            <text:p>0,2165820642977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8.88178419700125E-016" calcext:value-type="float">
            <text:p>8,88E-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8.88178419700125E-016" calcext:value-type="float">
            <text:p>8,88E-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-5.32907051820075E-015" calcext:value-type="float">
            <text:p>-5,33E-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.0135363790186" calcext:value-type="float">
            <text:p>12,0135363790186</text:p>
          </table:table-cell>
          <table:table-cell office:value-type="float" office:value="-0.0135363790186087" calcext:value-type="float">
            <text:p>-0,013536379018608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69714529859294" calcext:value-type="float">
            <text:p>7,69714529859294</text:p>
          </table:table-cell>
          <table:table-cell office:value-type="float" office:value="0.302854701407059" calcext:value-type="float">
            <text:p>0,30285470140705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.78341793570221" calcext:value-type="float">
            <text:p>9,78341793570221</text:p>
          </table:table-cell>
          <table:table-cell office:value-type="float" office:value="0.216582064297791" calcext:value-type="float">
            <text:p>0,21658206429779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.7834179357022" calcext:value-type="float">
            <text:p>11,7834179357022</text:p>
          </table:table-cell>
          <table:table-cell office:value-type="float" office:value="0.216582064297798" calcext:value-type="float">
            <text:p>0,21658206429779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.2453468697124" calcext:value-type="float">
            <text:p>17,2453468697124</text:p>
          </table:table-cell>
          <table:table-cell office:value-type="float" office:value="-1.24534686971235" calcext:value-type="float">
            <text:p>-1,245346869712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4.44089209850063E-015" calcext:value-type="float">
            <text:p>4,44E-1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.4602368866328" calcext:value-type="float">
            <text:p>10,4602368866328</text:p>
          </table:table-cell>
          <table:table-cell office:value-type="float" office:value="-0.460236886632828" calcext:value-type="float">
            <text:p>-0,46023688663282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table:style-name="ce13" office:value-type="float" office:value="-0.000000000000014210854715202" calcext:value-type="float">
            <text:p>-1,42E-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.05245346869713" calcext:value-type="float">
            <text:p>9,05245346869713</text:p>
          </table:table-cell>
          <table:table-cell office:value-type="float" office:value="0.947546531302875" calcext:value-type="float">
            <text:p>0,947546531302875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8.4602368866328" calcext:value-type="float">
            <text:p>18,4602368866328</text:p>
          </table:table-cell>
          <table:table-cell office:value-type="float" office:value="-0.460236886632835" calcext:value-type="float">
            <text:p>-0,4602368866328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.7330669280454" calcext:value-type="float">
            <text:p>10,7330669280454</text:p>
          </table:table-cell>
          <table:table-cell office:value-type="float" office:value="-0.733066928045437" calcext:value-type="float">
            <text:p>-0,73306692804543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.4602368866328" calcext:value-type="float">
            <text:p>12,4602368866328</text:p>
          </table:table-cell>
          <table:table-cell office:value-type="float" office:value="-0.460236886632824" calcext:value-type="float">
            <text:p>-0,4602368866328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.4602368866328" calcext:value-type="float">
            <text:p>14,4602368866328</text:p>
          </table:table-cell>
          <table:table-cell office:value-type="float" office:value="-0.460236886632824" calcext:value-type="float">
            <text:p>-0,4602368866328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.3536379018613" calcext:value-type="float">
            <text:p>19,3536379018613</text:p>
          </table:table-cell>
          <table:table-cell office:value-type="float" office:value="-1.35363790186126" calcext:value-type="float">
            <text:p>-1,3536379018612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style-name="ce13" office:value-type="float" office:value="7.105427357601E-015" calcext:value-type="float">
            <text:p>7,11E-15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.7330669280454" calcext:value-type="float">
            <text:p>18,7330669280454</text:p>
          </table:table-cell>
          <table:table-cell office:value-type="float" office:value="-0.733066928045439" calcext:value-type="float">
            <text:p>-0,73306692804543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.4602368866328" calcext:value-type="float">
            <text:p>20,4602368866328</text:p>
          </table:table-cell>
          <table:table-cell office:value-type="float" office:value="-0.460236886632828" calcext:value-type="float">
            <text:p>-0,46023688663282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2.4602368866328" calcext:value-type="float">
            <text:p>22,4602368866328</text:p>
          </table:table-cell>
          <table:table-cell office:value-type="float" office:value="-0.460236886632835" calcext:value-type="float">
            <text:p>-0,46023688663283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.3536379018613" calcext:value-type="float">
            <text:p>27,3536379018613</text:p>
          </table:table-cell>
          <table:table-cell office:value-type="float" office:value="-1.35363790186125" calcext:value-type="float">
            <text:p>-1,353637901861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.0135363790186" calcext:value-type="float">
            <text:p>12,0135363790186</text:p>
          </table:table-cell>
          <table:table-cell office:value-type="float" office:value="-0.0135363790186087" calcext:value-type="float">
            <text:p>-0,013536379018608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style-name="ce13" office:value-type="float" office:value="-0.0000000000000106581410364015" calcext:value-type="float">
            <text:p>-1,07E-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.0135363790186" calcext:value-type="float">
            <text:p>20,0135363790186</text:p>
          </table:table-cell>
          <table:table-cell office:value-type="float" office:value="-0.0135363790186211" calcext:value-type="float">
            <text:p>-0,013536379018621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.4871770015403" calcext:value-type="float">
            <text:p>22,4871770015403</text:p>
          </table:table-cell>
          <table:table-cell office:value-type="float" office:value="-2.48717700154026" calcext:value-type="float">
            <text:p>-2,4871770015402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table:style-name="ce13" office:value-type="float" office:value="-0.000000000000014210854715202" calcext:value-type="float">
            <text:p>-1,42E-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style-name="ce13" office:value-type="float" office:value="-0.0000000000000106581410364015" calcext:value-type="float">
            <text:p>-1,07E-1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style-name="ce13" office:value-type="float" office:value="7.105427357601E-015" calcext:value-type="float">
            <text:p>7,11E-15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8.88178419700125E-016" calcext:value-type="float">
            <text:p>8,88E-16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table:style-name="ce13" office:value-type="float" office:value="0.0000000000000106581410364015" calcext:value-type="float">
            <text:p>1,07E-1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-8.88178419700125E-016" calcext:value-type="float">
            <text:p>-8,88E-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8.88178419700125E-016" calcext:value-type="float">
            <text:p>8,88E-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style-name="ce13" office:value-type="float" office:value="0.0000000000000106581410364015" calcext:value-type="float">
            <text:p>1,07E-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-4.44089209850063E-016" calcext:value-type="float">
            <text:p>-4,44E-1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61506924224335" calcext:value-type="float">
            <text:p>2,61506924224335</text:p>
          </table:table-cell>
          <table:table-cell office:value-type="float" office:value="-0.615069242243353" calcext:value-type="float">
            <text:p>-0,61506924224335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table:style-name="ce13" office:value-type="float" office:value="0.000000000000014210854715202" calcext:value-type="float">
            <text:p>1,42E-1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-8.88178419700125E-016" calcext:value-type="float">
            <text:p>-8,88E-16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.6150692422434" calcext:value-type="float">
            <text:p>10,6150692422434</text:p>
          </table:table-cell>
          <table:table-cell office:value-type="float" office:value="-0.615069242243354" calcext:value-type="float">
            <text:p>-0,6150692422433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6140285268177" calcext:value-type="float">
            <text:p>2,6140285268177</text:p>
          </table:table-cell>
          <table:table-cell office:value-type="float" office:value="-0.614028526817704" calcext:value-type="float">
            <text:p>-0,6140285268177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.61506924224335" calcext:value-type="float">
            <text:p>5,61506924224335</text:p>
          </table:table-cell>
          <table:table-cell office:value-type="float" office:value="-0.615069242243354" calcext:value-type="float">
            <text:p>-0,61506924224335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.6150692422434" calcext:value-type="float">
            <text:p>11,6150692422434</text:p>
          </table:table-cell>
          <table:table-cell office:value-type="float" office:value="-0.61506924224336" calcext:value-type="float">
            <text:p>-0,6150692422433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1.1147900973715" calcext:value-type="float">
            <text:p>31,1147900973715</text:p>
          </table:table-cell>
          <table:table-cell office:value-type="float" office:value="-2.11479009737147" calcext:value-type="float">
            <text:p>-2,11479009737147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.6140285268177" calcext:value-type="float">
            <text:p>10,6140285268177</text:p>
          </table:table-cell>
          <table:table-cell office:value-type="float" office:value="-0.614028526817705" calcext:value-type="float">
            <text:p>-0,6140285268177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3.6150692422433" calcext:value-type="float">
            <text:p>13,6150692422433</text:p>
          </table:table-cell>
          <table:table-cell office:value-type="float" office:value="-0.615069242243344" calcext:value-type="float">
            <text:p>-0,6150692422433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.6150692422434" calcext:value-type="float">
            <text:p>19,6150692422434</text:p>
          </table:table-cell>
          <table:table-cell office:value-type="float" office:value="-0.615069242243365" calcext:value-type="float">
            <text:p>-0,6150692422433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9.1147900973715" calcext:value-type="float">
            <text:p>39,1147900973715</text:p>
          </table:table-cell>
          <table:table-cell office:value-type="float" office:value="-2.11479009737145" calcext:value-type="float">
            <text:p>-2,114790097371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8652088146793" calcext:value-type="float">
            <text:p>4,8652088146793</text:p>
          </table:table-cell>
          <table:table-cell office:value-type="float" office:value="0.134791185320702" calcext:value-type="float">
            <text:p>0,134791185320702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84645027928803" calcext:value-type="float">
            <text:p>7,84645027928803</text:p>
          </table:table-cell>
          <table:table-cell office:value-type="float" office:value="0.153549720711974" calcext:value-type="float">
            <text:p>0,15354972071197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-8.88178419700125E-016" calcext:value-type="float">
            <text:p>-8,88E-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8.88178419700125E-016" calcext:value-type="float">
            <text:p>8,88E-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style-name="ce13" office:value-type="float" office:value="0.0000000000000106581410364015" calcext:value-type="float">
            <text:p>1,07E-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.8652088146793" calcext:value-type="float">
            <text:p>12,8652088146793</text:p>
          </table:table-cell>
          <table:table-cell office:value-type="float" office:value="0.134791185320703" calcext:value-type="float">
            <text:p>0,134791185320703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93768196126946" calcext:value-type="float">
            <text:p>7,93768196126946</text:p>
          </table:table-cell>
          <table:table-cell office:value-type="float" office:value="0.0623180387305453" calcext:value-type="float">
            <text:p>0,062318038730545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.846450279288" calcext:value-type="float">
            <text:p>10,846450279288</text:p>
          </table:table-cell>
          <table:table-cell office:value-type="float" office:value="0.153549720711968" calcext:value-type="float">
            <text:p>0,15354972071196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6.846450279288" calcext:value-type="float">
            <text:p>16,846450279288</text:p>
          </table:table-cell>
          <table:table-cell office:value-type="float" office:value="0.153549720711972" calcext:value-type="float">
            <text:p>0,15354972071197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7.6155674084763" calcext:value-type="float">
            <text:p>37,6155674084763</text:p>
          </table:table-cell>
          <table:table-cell office:value-type="float" office:value="-2.61556740847626" calcext:value-type="float">
            <text:p>-2,615567408476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-8.88178419700125E-016" calcext:value-type="float">
            <text:p>-8,88E-16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.6150692422434" calcext:value-type="float">
            <text:p>10,6150692422434</text:p>
          </table:table-cell>
          <table:table-cell office:value-type="float" office:value="-0.615069242243353" calcext:value-type="float">
            <text:p>-0,61506924224335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table:style-name="ce13" office:value-type="float" office:value="0.0000000000000177635683940025" calcext:value-type="float">
            <text:p>1,78E-1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style-name="ce13" office:value-type="float" office:value="-0.000000000000014210854715202" calcext:value-type="float">
            <text:p>-1,42E-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.4618917146939" calcext:value-type="float">
            <text:p>9,4618917146939</text:p>
          </table:table-cell>
          <table:table-cell office:value-type="float" office:value="1.5381082853061" calcext:value-type="float">
            <text:p>1,5381082853061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8.6150692422434" calcext:value-type="float">
            <text:p>18,6150692422434</text:p>
          </table:table-cell>
          <table:table-cell office:value-type="float" office:value="-0.615069242243372" calcext:value-type="float">
            <text:p>-0,6150692422433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.39725502595" calcext:value-type="float">
            <text:p>11,39725502595</text:p>
          </table:table-cell>
          <table:table-cell office:value-type="float" office:value="-1.39725502595003" calcext:value-type="float">
            <text:p>-1,397255025950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3.6150692422433" calcext:value-type="float">
            <text:p>13,6150692422433</text:p>
          </table:table-cell>
          <table:table-cell office:value-type="float" office:value="-0.615069242243344" calcext:value-type="float">
            <text:p>-0,6150692422433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.6150692422434" calcext:value-type="float">
            <text:p>19,6150692422434</text:p>
          </table:table-cell>
          <table:table-cell office:value-type="float" office:value="-0.615069242243365" calcext:value-type="float">
            <text:p>-0,6150692422433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9.1147900973715" calcext:value-type="float">
            <text:p>39,1147900973715</text:p>
          </table:table-cell>
          <table:table-cell office:value-type="float" office:value="-2.11479009737145" calcext:value-type="float">
            <text:p>-2,11479009737145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.39725502595" calcext:value-type="float">
            <text:p>19,39725502595</text:p>
          </table:table-cell>
          <table:table-cell office:value-type="float" office:value="-1.39725502595003" calcext:value-type="float">
            <text:p>-1,3972550259500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1.6150692422434" calcext:value-type="float">
            <text:p>21,6150692422434</text:p>
          </table:table-cell>
          <table:table-cell office:value-type="float" office:value="-0.615069242243358" calcext:value-type="float">
            <text:p>-0,61506924224335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7.6150692422434" calcext:value-type="float">
            <text:p>27,6150692422434</text:p>
          </table:table-cell>
          <table:table-cell office:value-type="float" office:value="-0.615069242243351" calcext:value-type="float">
            <text:p>-0,61506924224335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7.1147900973715" calcext:value-type="float">
            <text:p>47,1147900973715</text:p>
          </table:table-cell>
          <table:table-cell office:value-type="float" office:value="-2.11479009737147" calcext:value-type="float">
            <text:p>-2,1147900973714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.8652088146793" calcext:value-type="float">
            <text:p>12,8652088146793</text:p>
          </table:table-cell>
          <table:table-cell office:value-type="float" office:value="0.134791185320703" calcext:value-type="float">
            <text:p>0,134791185320703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table:style-name="ce13" office:value-type="float" office:value="0.000000000000014210854715202" calcext:value-type="float">
            <text:p>1,42E-1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.8652088146793" calcext:value-type="float">
            <text:p>20,8652088146793</text:p>
          </table:table-cell>
          <table:table-cell office:value-type="float" office:value="0.134791185320697" calcext:value-type="float">
            <text:p>0,134791185320697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.9982235905721" calcext:value-type="float">
            <text:p>23,9982235905721</text:p>
          </table:table-cell>
          <table:table-cell office:value-type="float" office:value="-3.99822359057213" calcext:value-type="float">
            <text:p>-3,99822359057213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table:style-name="ce13" office:value-type="float" office:value="0.0000000000000177635683940025" calcext:value-type="float">
            <text:p>1,78E-1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style-name="ce13" office:value-type="float" office:value="-0.000000000000014210854715202" calcext:value-type="float">
            <text:p>-1,42E-14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table:style-name="ce13" office:value-type="float" office:value="0.000000000000014210854715202" calcext:value-type="float">
            <text:p>1,42E-14</text:p>
          </table:table-cell>
          <table:table-cell/>
          <table:table-cell table:number-columns-repeated="2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-8.88178419700125E-016" calcext:value-type="float">
            <text:p>-8,88E-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8.88178419700125E-016" calcext:value-type="float">
            <text:p>8,88E-16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8.88178419700125E-016" calcext:value-type="float">
            <text:p>8,88E-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1.77635683940025E-015" calcext:value-type="float">
            <text:p>1,78E-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table:style-name="ce13" office:value-type="float" office:value="0.000000000000042632564145606" calcext:value-type="float">
            <text:p>4,26E-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.77635683940025E-015" calcext:value-type="float">
            <text:p>1,78E-1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65052392788084" calcext:value-type="float">
            <text:p>2,65052392788084</text:p>
          </table:table-cell>
          <table:table-cell office:value-type="float" office:value="-0.650523927880836" calcext:value-type="float">
            <text:p>-0,6505239278808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ce13" office:value-type="float" office:value="-0.000000000000014210854715202" calcext:value-type="float">
            <text:p>-1,42E-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3.5527136788005E-015" calcext:value-type="float">
            <text:p>3,55E-1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.6505239278808" calcext:value-type="float">
            <text:p>10,6505239278808</text:p>
          </table:table-cell>
          <table:table-cell office:value-type="float" office:value="-0.650523927880837" calcext:value-type="float">
            <text:p>-0,6505239278808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70363307730349" calcext:value-type="float">
            <text:p>2,70363307730349</text:p>
          </table:table-cell>
          <table:table-cell office:value-type="float" office:value="-0.703633077303485" calcext:value-type="float">
            <text:p>-0,7036330773034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65052392788084" calcext:value-type="float">
            <text:p>6,65052392788084</text:p>
          </table:table-cell>
          <table:table-cell office:value-type="float" office:value="-0.65052392788084" calcext:value-type="float">
            <text:p>-0,6505239278808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.6505239278808" calcext:value-type="float">
            <text:p>18,6505239278808</text:p>
          </table:table-cell>
          <table:table-cell office:value-type="float" office:value="-0.65052392788084" calcext:value-type="float">
            <text:p>-0,6505239278808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8.4613249036983" calcext:value-type="float">
            <text:p>68,4613249036983</text:p>
          </table:table-cell>
          <table:table-cell office:value-type="float" office:value="-2.46132490369833" calcext:value-type="float">
            <text:p>-2,461324903698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-7.105427357601E-015" calcext:value-type="float">
            <text:p>-7,11E-1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-8.88178419700125E-016" calcext:value-type="float">
            <text:p>-8,88E-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.7036330773035" calcext:value-type="float">
            <text:p>10,7036330773035</text:p>
          </table:table-cell>
          <table:table-cell office:value-type="float" office:value="-0.703633077303486" calcext:value-type="float">
            <text:p>-0,70363307730348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.6505239278808" calcext:value-type="float">
            <text:p>14,6505239278808</text:p>
          </table:table-cell>
          <table:table-cell office:value-type="float" office:value="-0.65052392788083" calcext:value-type="float">
            <text:p>-0,6505239278808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6.6505239278808" calcext:value-type="float">
            <text:p>26,6505239278808</text:p>
          </table:table-cell>
          <table:table-cell office:value-type="float" office:value="-0.65052392788083" calcext:value-type="float">
            <text:p>-0,6505239278808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6.4613249036984" calcext:value-type="float">
            <text:p>76,4613249036984</text:p>
          </table:table-cell>
          <table:table-cell office:value-type="float" office:value="-2.46132490369835" calcext:value-type="float">
            <text:p>-2,461324903698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.74512343997208" calcext:value-type="float">
            <text:p>5,74512343997208</text:p>
          </table:table-cell>
          <table:table-cell office:value-type="float" office:value="0.254876560027923" calcext:value-type="float">
            <text:p>0,25487656002792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93743519652224" calcext:value-type="float">
            <text:p>7,93743519652224</text:p>
          </table:table-cell>
          <table:table-cell office:value-type="float" office:value="0.0625648034777635" calcext:value-type="float">
            <text:p>0,06256480347776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8.88178419700125E-016" calcext:value-type="float">
            <text:p>8,88E-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1.77635683940025E-015" calcext:value-type="float">
            <text:p>1,78E-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table:style-name="ce13" office:value-type="float" office:value="0.000000000000042632564145606" calcext:value-type="float">
            <text:p>4,26E-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.7451234399721" calcext:value-type="float">
            <text:p>13,7451234399721</text:p>
          </table:table-cell>
          <table:table-cell office:value-type="float" office:value="0.25487656002792" calcext:value-type="float">
            <text:p>0,25487656002792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-0.0000000000000106581410364015" calcext:value-type="float">
            <text:p>-1,07E-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.3100431607867" calcext:value-type="float">
            <text:p>8,3100431607867</text:p>
          </table:table-cell>
          <table:table-cell office:value-type="float" office:value="-0.310043160786702" calcext:value-type="float">
            <text:p>-0,3100431607867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.9374351965222" calcext:value-type="float">
            <text:p>11,9374351965222</text:p>
          </table:table-cell>
          <table:table-cell office:value-type="float" office:value="0.0625648034777662" calcext:value-type="float">
            <text:p>0,062564803477766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3.9374351965222" calcext:value-type="float">
            <text:p>23,9374351965222</text:p>
          </table:table-cell>
          <table:table-cell office:value-type="float" office:value="0.0625648034777804" calcext:value-type="float">
            <text:p>0,062564803477780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5.4651899429406" calcext:value-type="float">
            <text:p>75,4651899429406</text:p>
          </table:table-cell>
          <table:table-cell office:value-type="float" office:value="-3.46518994294057" calcext:value-type="float">
            <text:p>-3,4651899429405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3.5527136788005E-015" calcext:value-type="float">
            <text:p>3,55E-1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.6505239278808" calcext:value-type="float">
            <text:p>10,6505239278808</text:p>
          </table:table-cell>
          <table:table-cell office:value-type="float" office:value="-0.650523927880835" calcext:value-type="float">
            <text:p>-0,65052392788083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table:style-name="ce13" office:value-type="float" office:value="0.000000000000014210854715202" calcext:value-type="float">
            <text:p>1,42E-1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table:style-name="ce13" office:value-type="float" office:value="-0.000000000000014210854715202" calcext:value-type="float">
            <text:p>-1,42E-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.173557823313" calcext:value-type="float">
            <text:p>10,173557823313</text:p>
          </table:table-cell>
          <table:table-cell office:value-type="float" office:value="1.82644217668696" calcext:value-type="float">
            <text:p>1,82644217668696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8.6505239278808" calcext:value-type="float">
            <text:p>18,6505239278808</text:p>
          </table:table-cell>
          <table:table-cell office:value-type="float" office:value="-0.650523927880837" calcext:value-type="float">
            <text:p>-0,65052392788083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.7998916723838" calcext:value-type="float">
            <text:p>11,7998916723838</text:p>
          </table:table-cell>
          <table:table-cell office:value-type="float" office:value="-1.79989167238383" calcext:value-type="float">
            <text:p>-1,7998916723838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.6505239278808" calcext:value-type="float">
            <text:p>14,6505239278808</text:p>
          </table:table-cell>
          <table:table-cell office:value-type="float" office:value="-0.65052392788083" calcext:value-type="float">
            <text:p>-0,6505239278808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6.6505239278808" calcext:value-type="float">
            <text:p>26,6505239278808</text:p>
          </table:table-cell>
          <table:table-cell office:value-type="float" office:value="-0.65052392788083" calcext:value-type="float">
            <text:p>-0,6505239278808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6.4613249036984" calcext:value-type="float">
            <text:p>76,4613249036984</text:p>
          </table:table-cell>
          <table:table-cell office:value-type="float" office:value="-2.46132490369835" calcext:value-type="float">
            <text:p>-2,4613249036983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style-name="ce13" office:value-type="float" office:value="0.000000000000014210854715202" calcext:value-type="float">
            <text:p>1,42E-1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.7998916723838" calcext:value-type="float">
            <text:p>19,7998916723838</text:p>
          </table:table-cell>
          <table:table-cell office:value-type="float" office:value="-1.79989167238383" calcext:value-type="float">
            <text:p>-1,7998916723838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2.6505239278808" calcext:value-type="float">
            <text:p>22,6505239278808</text:p>
          </table:table-cell>
          <table:table-cell office:value-type="float" office:value="-0.65052392788084" calcext:value-type="float">
            <text:p>-0,6505239278808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4.6505239278808" calcext:value-type="float">
            <text:p>34,6505239278808</text:p>
          </table:table-cell>
          <table:table-cell office:value-type="float" office:value="-0.650523927880812" calcext:value-type="float">
            <text:p>-0,65052392788081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4.4613249036984" calcext:value-type="float">
            <text:p>84,4613249036984</text:p>
          </table:table-cell>
          <table:table-cell office:value-type="float" office:value="-2.46132490369838" calcext:value-type="float">
            <text:p>-2,461324903698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.7451234399721" calcext:value-type="float">
            <text:p>13,7451234399721</text:p>
          </table:table-cell>
          <table:table-cell office:value-type="float" office:value="0.25487656002792" calcext:value-type="float">
            <text:p>0,25487656002792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-0.0000000000000106581410364015" calcext:value-type="float">
            <text:p>-1,07E-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ce13" office:value-type="float" office:value="-0.000000000000014210854715202" calcext:value-type="float">
            <text:p>-1,42E-1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.7451234399721" calcext:value-type="float">
            <text:p>21,7451234399721</text:p>
          </table:table-cell>
          <table:table-cell office:value-type="float" office:value="0.254876560027927" calcext:value-type="float">
            <text:p>0,254876560027927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.665714367474" calcext:value-type="float">
            <text:p>24,665714367474</text:p>
          </table:table-cell>
          <table:table-cell office:value-type="float" office:value="-4.66571436747397" calcext:value-type="float">
            <text:p>-4,6657143674739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table:style-name="ce13" office:value-type="float" office:value="0.000000000000014210854715202" calcext:value-type="float">
            <text:p>1,42E-1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table:style-name="ce13" office:value-type="float" office:value="-0.000000000000014210854715202" calcext:value-type="float">
            <text:p>-1,42E-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-7.105427357601E-015" calcext:value-type="float">
            <text:p>-7,11E-1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table:style-name="ce13" office:value-type="float" office:value="0.000000000000014210854715202" calcext:value-type="float">
            <text:p>1,42E-1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table:style-name="ce13" office:value-type="float" office:value="0.000000000000021316282072803" calcext:value-type="float">
            <text:p>2,13E-1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table:style-name="ce13" office:value-type="float" office:value="0.000000000000014210854715202" calcext:value-type="float">
            <text:p>1,42E-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style-name="ce13" office:value-type="float" office:value="0.000000000000014210854715202" calcext:value-type="float">
            <text:p>1,42E-14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-1.77635683940025E-015" calcext:value-type="float">
            <text:p>-1,78E-1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2.66453525910038E-015" calcext:value-type="float">
            <text:p>2,66E-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5" calcext:value-type="float">
            <text:p>125</text:p>
          </table:table-cell>
          <table:table-cell table:style-name="ce13" office:value-type="float" office:value="0.000000000000014210854715202" calcext:value-type="float">
            <text:p>1,42E-1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-8.88178419700125E-016" calcext:value-type="float">
            <text:p>-8,88E-16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29" calcext:value-type="float">
            <text:p>129</text:p>
          </table:table-cell>
          <table:table-cell table:style-name="ce13" office:value-type="float" office:value="0.000000000000028421709430404" calcext:value-type="float">
            <text:p>2,84E-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1.77635683940025E-015" calcext:value-type="float">
            <text:p>1,78E-1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66140031605635" calcext:value-type="float">
            <text:p>2,66140031605635</text:p>
          </table:table-cell>
          <table:table-cell office:value-type="float" office:value="-0.661400316056349" calcext:value-type="float">
            <text:p>-0,6614003160563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table:style-name="ce13" office:value-type="float" office:value="0.000000000000021316282072803" calcext:value-type="float">
            <text:p>2,13E-1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1" calcext:value-type="float">
            <text:p>141</text:p>
          </table:table-cell>
          <table:table-cell table:style-name="ce13" office:value-type="float" office:value="-0.000000000000028421709430404" calcext:value-type="float">
            <text:p>-2,84E-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-3.5527136788005E-015" calcext:value-type="float">
            <text:p>-3,55E-1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.6614003160564" calcext:value-type="float">
            <text:p>10,6614003160564</text:p>
          </table:table-cell>
          <table:table-cell office:value-type="float" office:value="-0.661400316056351" calcext:value-type="float">
            <text:p>-0,6614003160563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78102955778431" calcext:value-type="float">
            <text:p>2,78102955778431</text:p>
          </table:table-cell>
          <table:table-cell office:value-type="float" office:value="-0.781029557784308" calcext:value-type="float">
            <text:p>-0,78102955778430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66140031605635" calcext:value-type="float">
            <text:p>7,66140031605635</text:p>
          </table:table-cell>
          <table:table-cell office:value-type="float" office:value="-0.661400316056347" calcext:value-type="float">
            <text:p>-0,66140031605634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7.6614003160563" calcext:value-type="float">
            <text:p>27,6614003160563</text:p>
          </table:table-cell>
          <table:table-cell office:value-type="float" office:value="-0.661400316056337" calcext:value-type="float">
            <text:p>-0,66140031605633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29.608199149377" calcext:value-type="float">
            <text:p>129,608199149377</text:p>
          </table:table-cell>
          <table:table-cell office:value-type="float" office:value="-2.60819914937662" calcext:value-type="float">
            <text:p>-2,60819914937662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-1.77635683940025E-015" calcext:value-type="float">
            <text:p>-1,78E-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.7810295577843" calcext:value-type="float">
            <text:p>10,7810295577843</text:p>
          </table:table-cell>
          <table:table-cell office:value-type="float" office:value="-0.781029557784304" calcext:value-type="float">
            <text:p>-0,78102955778430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.6614003160564" calcext:value-type="float">
            <text:p>15,6614003160564</text:p>
          </table:table-cell>
          <table:table-cell office:value-type="float" office:value="-0.661400316056355" calcext:value-type="float">
            <text:p>-0,66140031605635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5.6614003160563" calcext:value-type="float">
            <text:p>35,6614003160563</text:p>
          </table:table-cell>
          <table:table-cell office:value-type="float" office:value="-0.661400316056323" calcext:value-type="float">
            <text:p>-0,66140031605632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7.608199149377" calcext:value-type="float">
            <text:p>137,608199149377</text:p>
          </table:table-cell>
          <table:table-cell office:value-type="float" office:value="-2.60819914937667" calcext:value-type="float">
            <text:p>-2,608199149376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.68800089939619" calcext:value-type="float">
            <text:p>6,68800089939619</text:p>
          </table:table-cell>
          <table:table-cell office:value-type="float" office:value="0.31199910060381" calcext:value-type="float">
            <text:p>0,3119991006038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98337683784502" calcext:value-type="float">
            <text:p>7,98337683784502</text:p>
          </table:table-cell>
          <table:table-cell office:value-type="float" office:value="0.0166231621549819" calcext:value-type="float">
            <text:p>0,01662316215498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-8.88178419700125E-016" calcext:value-type="float">
            <text:p>-8,88E-16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29" calcext:value-type="float">
            <text:p>129</text:p>
          </table:table-cell>
          <table:table-cell table:style-name="ce13" office:value-type="float" office:value="0.000000000000028421709430404" calcext:value-type="float">
            <text:p>2,84E-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.6880008993962" calcext:value-type="float">
            <text:p>14,6880008993962</text:p>
          </table:table-cell>
          <table:table-cell office:value-type="float" office:value="0.311999100603812" calcext:value-type="float">
            <text:p>0,311999100603812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.5854922795428" calcext:value-type="float">
            <text:p>8,5854922795428</text:p>
          </table:table-cell>
          <table:table-cell office:value-type="float" office:value="-0.585492279542796" calcext:value-type="float">
            <text:p>-0,5854922795427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.983376837845" calcext:value-type="float">
            <text:p>12,983376837845</text:p>
          </table:table-cell>
          <table:table-cell office:value-type="float" office:value="0.0166231621549802" calcext:value-type="float">
            <text:p>0,016623162154980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2.983376837845" calcext:value-type="float">
            <text:p>32,983376837845</text:p>
          </table:table-cell>
          <table:table-cell office:value-type="float" office:value="0.016623162155021" calcext:value-type="float">
            <text:p>0,01662316215502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36.852039761253" calcext:value-type="float">
            <text:p>136,852039761253</text:p>
          </table:table-cell>
          <table:table-cell office:value-type="float" office:value="-3.85203976125308" calcext:value-type="float">
            <text:p>-3,852039761253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-3.5527136788005E-015" calcext:value-type="float">
            <text:p>-3,55E-1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.6614003160564" calcext:value-type="float">
            <text:p>10,6614003160564</text:p>
          </table:table-cell>
          <table:table-cell office:value-type="float" office:value="-0.661400316056351" calcext:value-type="float">
            <text:p>-0,661400316056351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45" calcext:value-type="float">
            <text:p>145</text:p>
          </table:table-cell>
          <table:table-cell table:style-name="ce13" office:value-type="float" office:value="0.000000000000056843418860808" calcext:value-type="float">
            <text:p>5,68E-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.0490453761409" calcext:value-type="float">
            <text:p>11,0490453761409</text:p>
          </table:table-cell>
          <table:table-cell office:value-type="float" office:value="1.95095462385906" calcext:value-type="float">
            <text:p>1,95095462385906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8.6614003160563" calcext:value-type="float">
            <text:p>18,6614003160563</text:p>
          </table:table-cell>
          <table:table-cell office:value-type="float" office:value="-0.661400316056348" calcext:value-type="float">
            <text:p>-0,6614003160563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.0025539258764" calcext:value-type="float">
            <text:p>12,0025539258764</text:p>
          </table:table-cell>
          <table:table-cell office:value-type="float" office:value="-2.0025539258764" calcext:value-type="float">
            <text:p>-2,00255392587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.6614003160564" calcext:value-type="float">
            <text:p>15,6614003160564</text:p>
          </table:table-cell>
          <table:table-cell office:value-type="float" office:value="-0.661400316056355" calcext:value-type="float">
            <text:p>-0,66140031605635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5.6614003160563" calcext:value-type="float">
            <text:p>35,6614003160563</text:p>
          </table:table-cell>
          <table:table-cell office:value-type="float" office:value="-0.661400316056323" calcext:value-type="float">
            <text:p>-0,66140031605632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7.608199149377" calcext:value-type="float">
            <text:p>137,608199149377</text:p>
          </table:table-cell>
          <table:table-cell office:value-type="float" office:value="-2.60819914937667" calcext:value-type="float">
            <text:p>-2,608199149376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style-name="ce13" office:value-type="float" office:value="7.105427357601E-015" calcext:value-type="float">
            <text:p>7,11E-1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.0025539258764" calcext:value-type="float">
            <text:p>20,0025539258764</text:p>
          </table:table-cell>
          <table:table-cell office:value-type="float" office:value="-2.0025539258764" calcext:value-type="float">
            <text:p>-2,002553925876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3.6614003160564" calcext:value-type="float">
            <text:p>23,6614003160564</text:p>
          </table:table-cell>
          <table:table-cell office:value-type="float" office:value="-0.661400316056362" calcext:value-type="float">
            <text:p>-0,66140031605636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3.6614003160563" calcext:value-type="float">
            <text:p>43,6614003160563</text:p>
          </table:table-cell>
          <table:table-cell office:value-type="float" office:value="-0.661400316056344" calcext:value-type="float">
            <text:p>-0,661400316056344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45.608199149377" calcext:value-type="float">
            <text:p>145,608199149377</text:p>
          </table:table-cell>
          <table:table-cell office:value-type="float" office:value="-2.6081991493767" calcext:value-type="float">
            <text:p>-2,60819914937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.6880008993962" calcext:value-type="float">
            <text:p>14,6880008993962</text:p>
          </table:table-cell>
          <table:table-cell office:value-type="float" office:value="0.311999100603812" calcext:value-type="float">
            <text:p>0,311999100603812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table:style-name="ce13" office:value-type="float" office:value="0.000000000000021316282072803" calcext:value-type="float">
            <text:p>2,13E-1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1" calcext:value-type="float">
            <text:p>141</text:p>
          </table:table-cell>
          <table:table-cell table:style-name="ce13" office:value-type="float" office:value="-0.000000000000028421709430404" calcext:value-type="float">
            <text:p>-2,84E-1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2.6880008993962" calcext:value-type="float">
            <text:p>22,6880008993962</text:p>
          </table:table-cell>
          <table:table-cell office:value-type="float" office:value="0.311999100603828" calcext:value-type="float">
            <text:p>0,311999100603828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style-name="ce13" office:value-type="float" office:value="-0.000000000000014210854715202" calcext:value-type="float">
            <text:p>-1,42E-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.9350413583943" calcext:value-type="float">
            <text:p>24,9350413583943</text:p>
          </table:table-cell>
          <table:table-cell office:value-type="float" office:value="-4.93504135839434" calcext:value-type="float">
            <text:p>-4,93504135839434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45" calcext:value-type="float">
            <text:p>145</text:p>
          </table:table-cell>
          <table:table-cell table:style-name="ce13" office:value-type="float" office:value="0.000000000000056843418860808" calcext:value-type="float">
            <text:p>5,68E-14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table:style-name="ce13" office:value-type="float" office:value="0.000000000000028421709430404" calcext:value-type="float">
            <text:p>2,84E-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table:number-columns-repeated="2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style-name="ce13" office:value-type="float" office:value="7.105427357601E-015" calcext:value-type="float">
            <text:p>7,11E-15</text:p>
          </table:table-cell>
        </table:table-row>
        <table:table-row table:style-name="ro1">
          <table:table-cell table:number-columns-repeated="22"/>
          <table:table-cell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table:style-name="ce13" office:value-type="float" office:value="-0.000000000000014210854715202" calcext:value-type="float">
            <text:p>-1,42E-14</text:p>
          </table:table-cell>
        </table:table-row>
        <table:table-row table:style-name="ro1" table:number-rows-repeated="11">
          <table:table-cell table:number-columns-repeated="25"/>
        </table:table-row>
        <table:table-row table:style-name="ro1">
          <table:table-cell table:number-columns-repeated="2"/>
          <table:table-cell table:style-name="ce20"/>
          <table:table-cell table:number-columns-repeated="22"/>
        </table:table-row>
        <table:table-row table:style-name="ro1">
          <table:table-cell table:number-columns-repeated="2"/>
          <table:table-cell table:style-name="ce1" office:value-type="string" calcext:value-type="string">
            <text:p>Node <text:s text:c="3"/>LOC <text:s text:c="5"/>LU <text:s text:c="5"/>Exact <text:s text:c="3"/>LOC Error <text:s text:c="3"/>LU Error <text:s/>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1" office:value-type="string" calcext:value-type="string">
            <text:p>0 <text:s/>1,0121850494e+01 <text:s/>1,0121849869e+01 <text:s/>1,0000000000e+01 <text:s/>1,2185049447e-01 <text:s/>1,2184986875e-01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1" office:value-type="string" calcext:value-type="string">
            <text:p>1 <text:s/>9,8810869484e+00 <text:s/>9,8810871842e+00 <text:s/>1,0000000000e+01 <text:s/>1,1891305155e-01 <text:s/>1,1891281580e-01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1" office:value-type="string" calcext:value-type="string">
            <text:p>2 <text:s/>1,9999171640e+01 <text:s/>1,9999172643e+01 <text:s/>2,0000000000e+01 <text:s/>8,2836007932e-04 <text:s/>8,2735655485e-04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1" office:value-type="string" calcext:value-type="string">
            <text:p>3 <text:s/>2,0000770358e+01 <text:s/>2,0000769889e+01 <text:s/>2,0000000000e+01 <text:s/>7,7035810017e-04 <text:s/>7,6988896040e-04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1" office:value-type="string" calcext:value-type="string">
            <text:p>4 <text:s/>2,9879003101e+01 <text:s/>2,9879004836e+01 <text:s/>3,0000000000e+01 <text:s/>1,2099689943e-01 <text:s/>1,2099516356e-01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1" office:value-type="string" calcext:value-type="string">
            <text:p>5 <text:s/>3,0118173886e+01 <text:s/>3,0118173046e+01 <text:s/>3,0000000000e+01 <text:s/>1,1817388565e-01 <text:s/>1,1817304580e-01</text:p>
          </table:table-cell>
          <table:table-cell table:number-columns-repeated="22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1,01218504944737208717e+01 1,01218498687539977254e+01 1,00000000000000000000e+01 1,21850494473720871724e-01 1,21849868753997725435e-01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1" office:value-type="string" calcext:value-type="string">
            <text:p>9,88108694844726009876e+00 9,88108718420338760779e+00 1,00000000000000000000e+01 1,18913051552739901240e-01 1,18912815796612392205e-01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1" office:value-type="string" calcext:value-type="string">
            <text:p>1,99991716399206787003e+01 1,99991726434451493333e+01 2,00000000000000000000e+01 8,28360079321299735966e-04 8,27356554850666725542e-04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1" office:value-type="string" calcext:value-type="string">
            <text:p>2,00007703581001692328e+01 2,00007698889604021986e+01 2,00000000000000000000e+01 7,70358100169232784538e-04 7,69888960402198563315e-04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1" office:value-type="string" calcext:value-type="string">
            <text:p>2,98790031005735556846e+01 2,98790048364355698141e+01 3,00000000000000000000e+01 1,20996899426444315395e-01 1,20995163564430185943e-01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1" office:value-type="string" calcext:value-type="string">
            <text:p>3,01181738856465166521e+01 3,01181730457958067859e+01 3,00000000000000000000e+01 1,18173885646516652059e-01 1,18173045795806785918e-01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.00.0000</text:date>, <text:time style:data-style-name="N2" text:time-value="15:30:11.0693041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5T11:01:04.854059600</meta:creation-date>
    <dc:date>2025-05-18T20:19:11.318743900</dc:date>
    <meta:editing-duration>PT4H21M7S</meta:editing-duration>
    <meta:editing-cycles>4</meta:editing-cycles>
    <meta:generator>LibreOffice/25.2.3.2$Windows_X86_64 LibreOffice_project/bbb074479178df812d175f709636b368952c2ce3</meta:generator>
    <meta:document-statistic meta:table-count="1" meta:cell-count="1258" meta:object-count="12"/>
    <meta:user-defined meta:name=""/>
  </office:meta>
</office:document-meta>
</file>